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changeFunct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Function.createRequest( Clien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ExchangeFunction.wrapException( Throwable t , ClientReques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Function.formatHeaders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Function.DefaultExchangeFunction( ClientHttpConnector connector , ExchangeStrategies strateg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xchangeFunction.exchange( ClientRequest clien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ExchangeFunction.logResponse( ClientHttpResponse response , String log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changeFunction.logRequest( Clien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changeFunction.getLogPrefix( ClientRequest request ,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Func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Funct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Functions.create(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Functions.create( ClientHttpConnector connector , Exchange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